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který se zasekl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Vidím, že jsem smrtelníky pořádně vyděsil!</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U j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okolí Netherworlds, aby ses naučil nová kouzla.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9">00.00.0000</text:date>, <text:time style:data-style-name="N2" text:time-value="18:54:30.901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6-19T19:03:44.907000000</dc:date>
    <meta:editing-duration>PT23H18M11S</meta:editing-duration>
    <meta:editing-cycles>61</meta:editing-cycles>
    <meta:document-statistic meta:table-count="1" meta:cell-count="1531" meta:object-count="0"/>
  </office:meta>
</office:document-meta>
</file>